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 MANSLAUGHT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table:formula="oooc:=SUM([.B2:.M2])" office:value-type="string">
            <text:p>19</text:p>
          </table:table-cell>
        </table:table-row>
        <table:table-row table:style-name="ro2">
          <table:table-cell table:style-name="ce21" office:value-type="string">
            <text:p>ABDUCTION/KIDNAPP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2" table:formula="oooc:=SUM([.B3:.M3])" office:value-type="string">
            <text:p>22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2" table:formula="oooc:=SUM([.B4:.M4])" office:value-type="string">
            <text:p>19</text:p>
          </table:table-cell>
        </table:table-row>
        <table:table-row table:style-name="ro2">
          <table:table-cell table:style-name="ce21" office:value-type="string">
            <text:p>OTHER FORCIBLE SEX OFFEN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2" table:formula="oooc:=SUM([.B5:.M5])" office:value-type="string">
            <text:p>6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2" table:formula="oooc:=SUM([.B6:.M6])" office:value-type="string">
            <text:p>13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2" table:formula="oooc:=SUM([.B7:.M7])" office:value-type="string">
            <text:p>12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35">
            <text:p>135</text:p>
          </table:table-cell>
          <table:table-cell table:style-name="ce22" table:formula="oooc:=SUM([.B8:.M8])" office:value-type="string">
            <text:p>179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2" table:formula="oooc:=SUM([.B9:.M9])" office:value-type="string">
            <text:p>2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table:formula="oooc:=SUM([.B10:.M10])" office:value-type="string">
            <text:p>1</text:p>
          </table:table-cell>
        </table:table-row>
        <table:table-row table:style-name="ro2">
          <table:table-cell table:style-name="ce21" office:value-type="string">
            <text:p>RESIDENTIAL BURGLARY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4">
            <text:p>44</text:p>
          </table:table-cell>
          <table:table-cell table:style-name="ce22" table:formula="oooc:=SUM([.B11:.M11])" office:value-type="string">
            <text:p>664</text:p>
          </table:table-cell>
        </table:table-row>
        <table:table-row table:style-name="ro2">
          <table:table-cell table:style-name="ce21" office:value-type="string">
            <text:p>COMMERCIAL BURGLA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2" table:formula="oooc:=SUM([.B12:.M12])" office:value-type="string">
            <text:p>90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89">
            <text:p>89</text:p>
          </table:table-cell>
          <table:table-cell table:style-name="ce22" table:formula="oooc:=SUM([.B13:.M13])" office:value-type="string">
            <text:p>1040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2" table:formula="oooc:=SUM([.B14:.M14])" office:value-type="string">
            <text:p>102</text:p>
          </table:table-cell>
        </table:table-row>
        <table:table-row table:style-name="ro2">
          <table:table-cell table:style-name="ce21" office:value-type="string">
            <text:p>OTHER LARCENIES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11">
            <text:p>211</text:p>
          </table:table-cell>
          <table:table-cell table:style-name="ce22" table:formula="oooc:=SUM([.B15:.M15])" office:value-type="string">
            <text:p>246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3">
            <text:p>23</text:p>
          </table:table-cell>
          <table:table-cell table:style-name="ce22" table:formula="oooc:=SUM([.B16:.M16])" office:value-type="string">
            <text:p>24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2" table:formula="oooc:=SUM([.B17:.M17])" office:value-type="string">
            <text:p>18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5">
            <text:p>45</text:p>
          </table:table-cell>
          <table:table-cell table:style-name="ce22" table:formula="oooc:=SUM([.B18:.M18])" office:value-type="string">
            <text:p>47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2" table:formula="oooc:=SUM([.B19:.M19])" office:value-type="string">
            <text:p>102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2" table:formula="oooc:=SUM([.B20:.M20])" office:value-type="string">
            <text:p>40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64">
            <text:p>164</text:p>
          </table:table-cell>
          <table:table-cell table:style-name="ce22" table:formula="oooc:=SUM([.B21:.M21])" office:value-type="string">
            <text:p>193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81">
            <text:p>81</text:p>
          </table:table-cell>
          <table:table-cell table:style-name="ce22" table:formula="oooc:=SUM([.B22:.M22])" office:value-type="string">
            <text:p>1102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2" table:formula="oooc:=SUM([.B23:.M23])" office:value-type="string">
            <text:p>5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table:formula="oooc:=SUM([.B24:.M24])" office:value-type="string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table:formula="oooc:=SUM([.B25:.M25])" office:value-type="string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table:formula="oooc:=SUM([.B26:.M26])" office:value-type="string">
            <text:p>2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table:formula="oooc:=SUM([.B27:.M27])" office:value-type="string">
            <text:p>0</text:p>
          </table:table-cell>
        </table:table-row>
        <table:table-row table:style-name="ro2">
          <table:table-cell table:style-name="ce21" office:value-type="string">
            <text:p>WEAPON LAW VIOLATION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7">
            <text:p>27</text:p>
          </table:table-cell>
          <table:table-cell table:style-name="ce22" table:formula="oooc:=SUM([.B28:.M28])" office:value-type="string">
            <text:p>372</text:p>
          </table:table-cell>
        </table:table-row>
        <table:table-row table:style-name="ro2">
          <table:table-cell table:style-name="ce21" office:value-type="string">
            <text:p>TOTAL GROUP A OFFENSE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871">
            <text:p>871</text:p>
          </table:table-cell>
          <table:table-cell table:style-name="ce21" office:value-type="float" office:value="991">
            <text:p>991</text:p>
          </table:table-cell>
          <table:table-cell table:style-name="ce21" office:value-type="float" office:value="889">
            <text:p>889</text:p>
          </table:table-cell>
          <table:table-cell table:style-name="ce23" office:value-type="float" office:value="1037">
            <text:p>1,037</text:p>
          </table:table-cell>
          <table:table-cell table:style-name="ce21" office:value-type="float" office:value="952">
            <text:p>952</text:p>
          </table:table-cell>
          <table:table-cell table:style-name="ce21" office:value-type="float" office:value="948">
            <text:p>948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896">
            <text:p>896</text:p>
          </table:table-cell>
          <table:table-cell table:style-name="ce21" office:value-type="float" office:value="906">
            <text:p>906</text:p>
          </table:table-cell>
          <table:table-cell table:style-name="ce22" table:formula="oooc:=SUM([.B29:.M29])" office:value-type="string">
            <text:p>110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